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Title" style:master-page-name="Standard">
      <style:paragraph-properties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inri Developer Onboarding Pack</text:p>
      <text:p text:style-name="Standard">This document serves as the onboarding guide for Kinri developers. It outlines key system components, file structure, and integration points to help implement the Vault Card engine, Echo responses, and journaling features.</text:p>
      <text:h text:style-name="Heading_20_1" text:outline-level="1"><text:s/>Core Integration Folder Structure</text:h>
      <text:p text:style-name="Standard">Your integration folder should contain:</text:p>
      <text:p text:style-name="Standard">• `Kinri_VaultCard_Scoring_Logic.docx` – Tag scoring weights &amp; retrieval system</text:p>
      <text:p text:style-name="Standard">• `Kinri_Vault_Retrieval_Dev_Schema.docx` – Card structure + API logic</text:p>
      <text:p text:style-name="Standard">• `Kinri_Vault_UX_Design_Flow.docx` – Frontend card delivery UI</text:p>
      <text:p text:style-name="Standard">• `Kinri_Echo_Journaling_Logic.docx` – How Echo responds to journals</text:p>
      <text:p text:style-name="Standard">• `Kinri_Echo_Suggestion_Mode.docx` – When Echo speaks first</text:p>
      <text:p text:style-name="Standard">• `Kinri_My_Vault_Tracking_Spec.docx` – Save, tag, and reflect system</text:p>
      <text:p text:style-name="Standard">• `Kinri_Emotional_Feedback_UX.docx` – How users respond to cards</text:p>
      <text:p text:style-name="Standard">• `Kinri_Vault_QA_Testing_Spec.docx` – QA strategy</text:p>
      <text:p text:style-name="Standard">• `VaultCards_Complete.json` – All reflection-ready cards</text:p>
      <text:p text:style-name="Standard">• `MasterLibrary_Complete.json` – Full library (optional deeper features)</text:p>
      <text:h text:style-name="Heading_20_1" text:outline-level="1"><text:s/>API Reference</text:h>
      <text:p text:style-name="Standard">• `/getVaultCard`: Accepts tags or raw text → returns best-matched card(s)</text:p>
      <text:p text:style-name="Standard">• Scoring logic uses: emotion (3), usage_mode (2), condition (1), narrative_type (0.5)</text:p>
      <text:p text:style-name="Standard">• Optional fallback: keyword-to-tag map for NLP-free implementation</text:p>
      <text:h text:style-name="Heading_20_1" text:outline-level="1"><text:s/>Core Features to Build</text:h>
      <text:p text:style-name="Standard">• Vault Card retrieval from tag input</text:p>
      <text:p text:style-name="Standard">• Echo delivery: intro + text + prompt</text:p>
      <text:p text:style-name="Standard">• Feedback reactions (❤️ 🔁 😐 📌 📝)</text:p>
      <text:p text:style-name="Standard">• Suggestion triggers (journal events, tag history, silence)</text:p>
      <text:p text:style-name="Standard"><text:soft-page-break/>• Journaling → tag mapping → card response</text:p>
      <text:p text:style-name="Standard">• Save-to-vault with tag tracking</text:p>
      <text:p text:style-name="Standard">• User history + emotional pattern feedback</text:p>
      <text:h text:style-name="Heading_20_1" text:outline-level="1"><text:s/>Echo Experience Design</text:h>
      <text:p text:style-name="Standard">• Always lead with presence, not pressure</text:p>
      <text:p text:style-name="Standard">• Match tone to usage_mode and emotion</text:p>
      <text:p text:style-name="Standard">• Give users space to feel, not fix</text:p>
      <text:p text:style-name="Standard">• Let Echo offer, not instru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Standard" style:default-outline-level="" style:class="list">
      <style:paragraph-properties fo:margin-left="0.635cm" fo:margin-right="0cm" fo:margin-top="0cm" fo:margin-bottom="0.353cm" loext:contextual-spacing="true"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353cm" fo:margin-bottom="0cm"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353cm" fo:margin-bottom="0cm"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353cm" fo:margin-bottom="0cm"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353cm" fo:margin-bottom="0cm"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1.27cm" fo:margin-right="0cm" fo:margin-top="0cm" fo:margin-bottom="0.353cm" loext:contextual-spacing="true" fo:text-indent="-0.635cm" style:auto-text-indent="false"/>
    </style:style>
    <style:style style:name="List_20_3" style:display-name="List 3" style:family="paragraph" style:parent-style-name="Standard" style:default-outline-level="" style:class="list">
      <style:paragraph-properties fo:margin-left="1.905cm" fo:margin-right="0cm" fo:margin-top="0cm" fo:margin-bottom="0.353cm" loext:contextual-spacing="true" fo:text-indent="-0.635cm" style:auto-text-indent="false"/>
    </style:style>
    <style:style style:name="List_20_Bullet" style:display-name="List Bullet" style:family="paragraph" style:parent-style-name="Standard" style:default-outline-level="">
      <style:paragraph-properties fo:margin-top="0cm" fo:margin-bottom="0.353cm" loext:contextual-spacing="true"/>
    </style:style>
    <style:style style:name="List_20_Bullet_20_2" style:display-name="List Bullet 2" style:family="paragraph" style:parent-style-name="Standard" style:default-outline-level="">
      <style:paragraph-properties fo:margin-top="0cm" fo:margin-bottom="0.353cm" loext:contextual-spacing="true"/>
    </style:style>
    <style:style style:name="List_20_Bullet_20_3" style:display-name="List Bullet 3" style:family="paragraph" style:parent-style-name="Standard" style:default-outline-level="">
      <style:paragraph-properties fo:margin-top="0cm" fo:margin-bottom="0.353cm" loext:contextual-spacing="true"/>
    </style:style>
    <style:style style:name="List_20_Number" style:display-name="List Number" style:family="paragraph" style:parent-style-name="Standard" style:default-outline-level="">
      <style:paragraph-properties fo:margin-top="0cm" fo:margin-bottom="0.353cm" loext:contextual-spacing="true"/>
    </style:style>
    <style:style style:name="List_20_Number_20_2" style:display-name="List Number 2" style:family="paragraph" style:parent-style-name="Standard" style:default-outline-level="">
      <style:paragraph-properties fo:margin-top="0cm" fo:margin-bottom="0.353cm" loext:contextual-spacing="true"/>
    </style:style>
    <style:style style:name="List_20_Number_20_3" style:display-name="List Number 3" style:family="paragraph" style:parent-style-name="Standard" style:default-outline-level="">
      <style:paragraph-properties fo:margin-top="0cm" fo:margin-bottom="0.353cm" loext:contextual-spacing="true"/>
    </style:style>
    <style:style style:name="List_20_Continue" style:display-name="List Continue" style:family="paragraph" style:parent-style-name="Standard" style:default-outline-level="">
      <style:paragraph-properties fo:margin-left="0.635cm" fo:margin-right="0cm" fo:margin-top="0cm" fo:margin-bottom="0.212cm" loext:contextual-spacing="true" fo:text-indent="0cm" style:auto-text-indent="false"/>
    </style:style>
    <style:style style:name="List_20_Continue_20_2" style:display-name="List Continue 2" style:family="paragraph" style:parent-style-name="Standard" style:default-outline-level="">
      <style:paragraph-properties fo:margin-left="1.27cm" fo:margin-right="0cm" fo:margin-top="0cm" fo:margin-bottom="0.212cm" loext:contextual-spacing="true" fo:text-indent="0cm" style:auto-text-indent="false"/>
    </style:style>
    <style:style style:name="List_20_Continue_20_3" style:display-name="List Continue 3" style:family="paragraph" style:parent-style-name="Standard" style:default-outline-level="">
      <style:paragraph-properties fo:margin-left="1.905cm" fo:margin-right="0cm" fo:margin-top="0cm" fo:margin-bottom="0.212cm" loext:contextual-spacing="true" fo:text-indent="0cm" style:auto-text-indent="false"/>
    </style:style>
    <style:style style:name="macro" style:family="paragraph" style:default-outline-level="">
      <style:paragraph-properties fo:margin-top="0cm" fo:margin-bottom="0.353cm" loext: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2</meta:editing-cycles>
    <meta:creation-date>2013-12-23T23:15:00</meta:creation-date>
    <dc:date>2025-05-19T13:50:49.963000000</dc:date>
    <meta:editing-duration>PT32S</meta:editing-duration>
    <meta:generator>Neat_Office/6.2.8.2$Windows_x86 LibreOffice_project/</meta:generator>
    <meta:document-statistic meta:table-count="0" meta:image-count="0" meta:object-count="0" meta:page-count="2" meta:paragraph-count="31" meta:word-count="228" meta:character-count="1696" meta:non-whitespace-character-count="148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